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Times, serif"/>
    <style:font-face style:name="Verdana" svg:font-family="Verdana,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list-style-name="L1">
      <style:paragraph-properties fo:line-height="200%" fo:text-align="start" style:justify-single-word="false"/>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line-height="200%"/>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line-height="200%"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line-height="200%"/>
      <style:text-properties style:text-underline-style="none" fo:font-weight="normal" style:font-weight-asian="normal" style:font-weight-complex="normal"/>
    </style:style>
    <style:style style:name="P9" style:family="paragraph" style:parent-style-name="Standard">
      <style:paragraph-properties fo:line-height="200%" fo:text-align="start" style:justify-single-word="false"/>
      <style:text-properties style:text-underline-style="none" fo:font-weight="normal" style:font-weight-asian="normal" style:font-weight-complex="normal"/>
    </style:style>
    <style:style style:name="P10" style:family="paragraph" style:parent-style-name="Standard">
      <style:paragraph-properties fo:line-height="200%"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Standard">
      <style:paragraph-properties fo:line-height="200%" fo:text-align="start" style:justify-single-word="false"/>
      <style:text-properties fo:font-style="normal" style:text-underline-style="none" fo:font-weight="bold" style:font-style-asian="normal" style:font-weight-asian="bold" style:font-style-complex="normal" style:font-weight-complex="bold"/>
    </style:style>
    <style:style style:name="P12" style:family="paragraph" style:parent-style-name="Standard" style:list-style-name="L1">
      <style:paragraph-properties fo:line-height="200%" fo:text-align="start" style:justify-single-word="false"/>
      <style:text-properties fo:font-variant="normal" fo:text-transform="none" fo:color="#000000" style:font-name="Times New Roman1" fo:font-size="8.94999980926514pt" fo:letter-spacing="normal" fo:font-style="normal" fo:font-weight="normal"/>
    </style:style>
    <style:style style:name="P13" style:family="paragraph" style:parent-style-name="Standard" style:list-style-name="L1">
      <style:paragraph-properties fo:line-height="200%" fo:text-align="start" style:justify-single-word="false"/>
      <style:text-properties fo:font-variant="normal" fo:text-transform="none" fo:color="#000000" style:font-name="Times New Roman1" fo:font-size="12pt" fo:letter-spacing="normal" fo:font-style="normal" fo:font-weight="normal" style:font-size-asian="12pt" style:font-size-complex="12pt"/>
    </style:style>
    <style:style style:name="P14" style:family="paragraph" style:parent-style-name="Standard" style:list-style-name="L1">
      <style:paragraph-properties fo:line-height="200%" fo:text-align="start" style:justify-single-word="false"/>
      <style:text-properties fo:font-size="12pt" style:font-size-asian="12pt" style:font-size-complex="12pt"/>
    </style:style>
    <style:style style:name="T1" style:family="text">
      <style:text-properties fo:font-style="italic"/>
    </style:style>
    <style:style style:name="T2" style:family="text">
      <style:text-properties fo:font-style="normal" style:font-style-asian="normal" style:font-style-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variant="normal" fo:text-transform="none" fo:color="#000000" style:font-name="Times New Roman" fo:font-size="12pt" fo:letter-spacing="normal" fo:font-style="normal" fo:font-weight="normal" style:font-size-asian="12pt" style:font-size-complex="12pt"/>
    </style:style>
    <style:style style:name="T5" style:family="text">
      <style:text-properties fo:font-variant="normal" fo:text-transform="none" fo:color="#000000" style:font-name="Times New Roman1" fo:font-size="8.94999980926514pt" fo:letter-spacing="normal" fo:font-style="italic" fo:font-weight="normal"/>
    </style:style>
    <style:style style:name="T6" style:family="text">
      <style:text-properties fo:font-variant="normal" fo:text-transform="none" fo:color="#000000" style:font-name="Times New Roman1" fo:font-size="8.94999980926514pt" fo:letter-spacing="normal" fo:font-style="italic" fo:font-weight="normal" style:font-size-asian="12pt" style:font-size-complex="12pt"/>
    </style:style>
    <style:style style:name="T7" style:family="text">
      <style:text-properties fo:font-variant="normal" fo:text-transform="none" fo:color="#000000" style:font-name="Times New Roman1" fo:font-size="8.94999980926514pt" fo:letter-spacing="normal" fo:font-style="normal" fo:font-weight="normal"/>
    </style:style>
    <style:style style:name="T8" style:family="text">
      <style:text-properties fo:font-variant="normal" fo:text-transform="none" fo:color="#000000" style:font-name="Times New Roman1" fo:font-size="8.94999980926514pt" fo:letter-spacing="normal" fo:font-style="normal" fo:font-weight="normal" style:font-size-asian="12pt" style:font-size-complex="12pt"/>
    </style:style>
    <style:style style:name="T9" style:family="text">
      <style:text-properties fo:font-variant="normal" fo:text-transform="none" fo:color="#000000" style:font-name="Times New Roman1" fo:letter-spacing="normal" fo:font-style="italic" fo:font-weight="normal"/>
    </style:style>
    <style:style style:name="T10" style:family="text">
      <style:text-properties fo:font-variant="normal" fo:text-transform="none" fo:color="#000000" style:font-name="Times New Roman1" fo:letter-spacing="normal" fo:font-style="normal" fo:font-weight="normal"/>
    </style:style>
    <style:style style:name="T11" style:family="text">
      <style:text-properties fo:font-variant="normal" fo:text-transform="none" fo:color="#000000" style:font-name="Times New Roman1" fo:font-size="12pt" fo:letter-spacing="normal" fo:font-style="italic" fo:font-weight="normal" style:font-size-asian="12pt" style:font-size-complex="12pt"/>
    </style:style>
    <style:style style:name="T12" style:family="text">
      <style:text-properties fo:font-variant="normal" fo:text-transform="none" fo:color="#000000" style:font-name="Times New Roman1" fo:font-size="12pt" fo:letter-spacing="normal" fo:font-style="normal" fo:font-weight="normal" style:font-size-asian="12pt" style:font-size-complex="12pt"/>
    </style:style>
    <style:style style:name="T13" style:family="text">
      <style:text-properties style:text-underline-style="none" fo:font-weight="normal" style:font-weight-asian="normal" style:font-weight-complex="normal"/>
    </style:style>
    <style:style style:name="T14" style:family="text">
      <style:text-properties fo:font-size="12pt" style:font-size-asian="12pt" style:font-size-complex="12pt"/>
    </style:style>
    <style:style style:name="T15" style:family="text">
      <style:text-properties fo:font-weight="normal" style:font-weight-asian="normal" style:font-weight-complex="normal"/>
    </style:style>
    <style:style style:name="T16" style:family="text">
      <style:text-properties fo:font-size="8.94999980926514pt"/>
    </style:style>
    <style:style style:name="T17" style:family="text">
      <style:text-properties fo:font-size="8.94999980926514pt" fo:font-style="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Houston</text:p>
      <text:p text:style-name="P1">Cpsc 330</text:p>
      <text:p text:style-name="P1">September 4, 2014</text:p>
      <text:p text:style-name="P1"/>
      <text:p text:style-name="P2"><text:tab/>Is the AutoBench Benchmark a Reliable Way of Determining the Efficiency of Automobile Micro-controllers?</text:p>
      <text:p text:style-name="P7">Introduction and History of the EEMBC</text:p>
      <text:p text:style-name="P3"><text:tab/>Benchmarking is one of the most important factors in hardware development. A processor that scores well on a particular benchmark is given a leg up on the competition. Benchmarks such as LINPACK and WHETSTONE are well known for their ability to accurately determine the efficiency of desktop and cluster processors. The micro-controller industry, on the other hand, faces such a wide range of demands, that such generalized benchmarks are incapable of indicating the performance of the MCU's. This is why the Embedded Microprocessor Benchmark Consortium (EEMBC) was created. Among their first products was the AutoBench benchmark for the automotive industry. </text:p>
      <text:p text:style-name="P3"><text:tab/>The EEMBC was initiated by Markus Levy in 1997 from a project he had created a year before. The project's goal was to replace Dhrystone MIPS as the de-facto measurement of embedded microprocessors. It was decided that the creation of the benchmarks would be a democratic process with input from leading manufacturer's of MCU's. At first twelve companies had membership in the EEMBC, now it is over fifty, and the consortium has achieved its goal of being the primary benchmark provider for the <text:span text:style-name="T2">microprocessor</text:span> industry. (2)</text:p>
      <text:p text:style-name="P5">Characteristics of Automotive Software</text:p>
      <text:p text:style-name="P5"/>
      <text:p text:style-name="P8"><text:tab/>Modern automobiles can have over fifty microprocessors, controlling everything from spark-plug timing to the windows. The software required to run the various components vary greatly from simple programs to monitor tire pressure, to the supremely complex software required to run the Engine Control Unit (ECU). The ECU is the heart of the cars computing system, receiving input from a multitude of sensors and calculates the spark-plug and fuel injector timing among other things. The <text:soft-page-break/>calculations required for these functions are rather complex and millions of them are performed in a second so having efficient and specifically optimized hardware is a must.(5) Measuring and comparing these processors is where the AutoBench benchmark comes into play.</text:p>
      <text:p text:style-name="P8"/>
      <text:p text:style-name="P6">The AutoBench Suite</text:p>
      <text:p text:style-name="P1"><text:span text:style-name="T13"><text:tab/>The AutoBench benchmark has one major advantage over other benchmarks like Dhrystone or Linpack, it uses a real-world suite of <text:s/>applications. Benchmarks like Dhrystone are considered “synthetic benchmarks” which are “</text:span><text:span text:style-name="T4">artificial programs that include mixes of operations carefully chosen to match the relative mix of operations observed in some class of applications programs.” The main drawback with these synthetic benchmarks is that they do not duplicate the memory access patterns of real-world applications. (4)AutoBench is as a result broken up into these separate benchmarks for <text:s/>basic Integer and floating point math, bit manipulation, Cache “Buster”, CAN Remote Data Request, Fast Fourier Transform, Finite Impulse Response, Inverse Fast Fourier Transform, Infinite Impulse Response, Matrix Arithmetic, Pointer Chasing, Pulse Width Modulation, Road Speed Calculation, Table Lookup, and Tooth to Spark.</text:span></text:p>
      <text:p text:style-name="P1"><text:span text:style-name="T4"><text:tab/>The first <text:s/>two of these benchmarks is self explanatory and a good test of any processors power. The cache “Buster” tests the ability of a processor to perform without a cache as it would in cases where code is not repeated for long periods of time. Good look ahead branch prediction is crucial here. </text:span></text:p>
      <text:p text:style-name="P3">CAN Remote Data Request stresses the MCU's ability to receive information from system resources such as sensors. It also tests the ability of the processor to efficiently ignore irrelevant data or data already received. Fast Fourier Transforms are a method of converting a time domain into frequency and vice versa. (6)They have a wide range of usage in automative systems, from voice recognition systems to cruise control to measuring the distance a car has travelled. The test works by computing the FFT of an array of complex numbers and converting the time domain to frequency. The inverse FFT test works in much the same way except calculates the time domain from the frequency.</text:p>
      <text:p text:style-name="P3"><text:tab/>The Finite Impulse Response and Infinite Impulse Response filter benchmarks are almost the <text:soft-page-break/>same except for slight differences in the calculations used and that IIR filter results are most often harder to compute and require less memory than FIR filters. In extremely simplified words, these filters take a series of inputs and filters them to produce a much smaller result with much of the same data and are often used in audio applications. The test simply runs some data through each of the filters and calculates the time required.</text:p>
      <text:p text:style-name="P3"><text:s/><text:tab/>In any processor the ability to perform operations on matrices is of upmost importance as they are some of the most used calculations in science and engineering. This is what the Matrix Arithmetic test stresses. It works by calculating the LU decomposition of many input matrices, calculating the determinant, and cross product. Pointer chasing is another element that is important to stress during the test of any processor. Here the test simply searches through a doubly linked list and the score is related to the time it takes to complete.</text:p>
      <text:p text:style-name="P3"><text:tab/>The final four test are very specific to automotive systems and help differentiate this benchmark from other more general ones. Pulse Width Modulation is an important method of motor control that is often used for the smaller motors in cars. The test simulates a program where an actuator is powered by a PWM signal that is created from a set of inputs by the processor. Road speed calculation is fairly straightforward but also stresses several parts of the micro-controller at once. It uses a fair amount of integer and floating point arithmetic along with stressing the flow control(i.e branch prediction, compare instructions). A well rounded processor will score well here. The Table Lookup and Interpolation test stresses the the ability to retrieve data from a table and interpolate a value. A specific example of usage in a automobile is the ignition angle of the engine, which is what is simulated in the test. The final and perhaps most important test is the the Tooth to Spark test. This test is specifically designed for an ECU, and simulates the control of the spark plug and fuel injector based on inputs from various sensors. (2)</text:p>
      <text:p text:style-name="P3"/>
      <text:p text:style-name="P7">The AutoMark Test Statistic</text:p>
      <text:p text:style-name="P9"><text:tab/>Each of the tests outlined in the previous section produce a result based on the time it takes to <text:soft-page-break/>complete each test and the efficiency. The results of these tests are then combined using the geometric mean. The exact weights of the individual tests are not available but overall the Automark is a very reliable scoring method as it does not place too much emphasis on one particular element of a processor. So a processor designed for a navigation system that is low scoring in the FTT test will not be docked an inordinate amount compared to some tests such as Dhrystone where it is all combined into a single test.</text:p>
      <text:p text:style-name="P7"/>
      <text:p text:style-name="P7">Alternatives</text:p>
      <text:p text:style-name="P9"><text:tab/>There are very few alternatives out there to EEMBC's Autobench and other benchmarks, one of them is the University of Michigans MiBench. The main difference between EEMBC's benchmarks and MiBench is that MiBench has freely available source code, that enables users to see how everything is being stressed. Other than that they are essentially the same, as MiBench was based on EEMBC's suite of benchmarks from the beginning.(3)</text:p>
      <text:p text:style-name="P9"/>
      <text:p text:style-name="P10">Conclusion</text:p>
      <text:p text:style-name="P11"><text:tab/><text:span text:style-name="T15">In the world of benchmarking microprocessors, EEMBC is at the top of the class. In particular their Autobench benchmark suite is the most accurate way out their to determine the automobile specific capabilities of an MCU. Choosing between Automative microprocessors is made far simpler based on the simple yet powerful Automark score. The Automark score however should not be the sole determinant of which processor is ideal for a particular car or application, as other considerations such as size, heat resistance, and power usage all come into play when engineering an automobile. As a measurement of pure power, however, it does not get better than Autobench.</text:span></text:p>
      <text:p text:style-name="P11"><text:span text:style-name="T15"/></text:p>
      <text:p text:style-name="P11"><text:span text:style-name="T15"/></text:p>
      <text:p text:style-name="P11"><text:span text:style-name="T15"/></text:p>
      <text:p text:style-name="P11"><text:span text:style-name="T15"/></text:p>
      <text:p text:style-name="P10"><text:soft-page-break/>References</text:p>
      <text:list xml:id="list5769690910002000699" text:style-name="L1">
        <text:list-item>
          <text:p text:style-name="P4"><text:span text:style-name="T11">AutoBench 1.1 Software Benchmark Data Book</text:span><text:span text:style-name="T12">. EEMBC, n.d. Web. 6 Sept. 2014. <text:tab/>&lt;</text:span><text:a xlink:type="simple" xlink:href="http://www.eembc.org/techlit/datasheets/autobench_db.pdf" text:style-name="Internet_20_link" text:visited-style-name="Visited_20_Internet_20_Link">http://www.eembc.org/techlit/datasheets/autobench_db.pdf</text:a><text:span text:style-name="T12">&gt;.</text:span></text:p>
        </text:list-item>
        <text:list-item>
          <text:p text:style-name="P4"><text:span text:style-name="T11">EEMBC/about</text:span><text:span text:style-name="T12">. N.p., n.d. Web. 6 Sept. 2014. &lt;</text:span><text:a xlink:type="simple" xlink:href="http://www.eembc.org/about/" text:style-name="Internet_20_link" text:visited-style-name="Visited_20_Internet_20_Link">http://www.eembc.org/about/</text:a><text:span text:style-name="T12">&gt;.</text:span></text:p>
          <text:p text:style-name="P14"><text:span text:style-name="T10"/></text:p>
        </text:list-item>
        <text:list-item>
          <text:p text:style-name="P12"><text:span text:style-name="T14">Guthaus, Matthew R., Jeffrey S. Ringenberg, and Dan Ernst. "MiBench: A Free, Commercially <text:tab/>Representative Embedded <text:tab/>Benchmark Suite." University of Michigan, n.d. Web. 7 <text:tab/>Sept. 2014. <text:tab/>&lt;</text:span><text:a xlink:type="simple" xlink:href="http://www.eecs.umich.edu/mibench/Publications/MiBench.pdf" text:style-name="Internet_20_link" text:visited-style-name="Visited_20_Internet_20_Link"><text:span text:style-name="T14">http://www.eecs.umich.edu/mibench/Publications/MiBench.pdf</text:span></text:a><text:span text:style-name="T14">&gt;.</text:span></text:p>
        </text:list-item>
        <text:list-item>
          <text:p text:style-name="P13">Mauer, Didier, and Aurelie Descombes. "Selecting an Embedded MCU: How to Avoid <text:tab/>Evaluation Trap?" <text:span text:style-name="T1">All D and R</text:span>. Dolphin Integration, n.d. Web. 09 Sept. 2014. <text:tab/>&lt;<text:a xlink:type="simple" xlink:href="http://www.design-reuse.com/articles/22878/embedded-mcu-selection.html" text:style-name="Internet_20_link" text:visited-style-name="Visited_20_Internet_20_Link">http://www.design-reuse.com/articles/22878/embedded-mcu-selection.html</text:a>&gt;.</text:p>
        </text:list-item>
        <text:list-item>
          <text:p text:style-name="P4"><text:span text:style-name="T4">Nice, Karim. <text:s/>"How Car Computers Work" 11 April 2001. <text:s/>HowStuffWorks.com. <text:tab/>&lt;http://auto.howstuffworks.com/under-the-hood/trends-innovations/car-computer.htm&gt; <text:tab/>08 September 2014.</text:span></text:p>
        </text:list-item>
        <text:list-item>
          <text:p text:style-name="P4"><text:span text:style-name="T12">Grzegorz. "Fourier Transform and Its Applications." </text:span><text:span text:style-name="T11">Cad Cam Development</text:span><text:span text:style-name="T12">. N.p., 14 Apr. <text:tab/>2011. Web. 07 Sept. 2014. &lt;</text:span><text:a xlink:type="simple" xlink:href="http://cadcammodelling.wordpress.com/2011/04/14/fourier-" text:style-name="Internet_20_link" text:visited-style-name="Visited_20_Internet_20_Link">http://cadcammodelling.wordpress.com/2011/04/14/fourier-</text:a><text:span text:style-name="T12"><text:tab/>transform-and-its-applications/</text:span><text:span text:style-name="T8">&g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Times, serif"/>
    <style:font-face style:name="Verdana" svg:font-family="Verdana,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Houston</meta:initial-creator>
    <meta:creation-date>2014-09-04T19:37:54</meta:creation-date>
    <dc:date>2014-09-10T13:04:07</dc:date>
    <dc:creator>Matthew  Houston</dc:creator>
    <meta:editing-duration>P2DT18M48S</meta:editing-duration>
    <meta:editing-cycles>3</meta:editing-cycles>
    <meta:generator>OpenOffice/4.1.0$Unix OpenOffice.org_project/410m18$Build-9764</meta:generator>
    <meta:printed-by>Matthew  Houston</meta:printed-by>
    <meta:print-date>2014-09-09T14:33:58</meta:print-date>
    <meta:document-statistic meta:table-count="0" meta:image-count="0" meta:object-count="0" meta:page-count="5" meta:paragraph-count="29" meta:word-count="1405" meta:character-count="9142"/>
  </office:meta>
</office:document-meta>
</file>